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7">.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7"><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hey to Lamont, walked home, took off my shoes, sat at the Hog and wrote, 5: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7:32:52.789672195</dc:date>
    <meta:editing-duration>P66DT19H49M9S</meta:editing-duration>
    <meta:editing-cycles>704</meta:editing-cycles>
    <meta:generator>LibreOffice/24.2.5.2$MacOSX_X86_64 LibreOffice_project/bffef4ea93e59bebbeaf7f431bb02b1a39ee8a59</meta:generator>
    <meta:print-date>2024-11-07T14:40:30.409507167</meta:print-date>
    <meta:document-statistic meta:table-count="0" meta:image-count="0" meta:object-count="0" meta:page-count="47" meta:paragraph-count="147" meta:word-count="6907" meta:character-count="36545" meta:non-whitespace-character-count="29650"/>
  </office:meta>
</office:document-meta>
</file>